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774cm" fo:min-width="8.74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401cm" fo:min-width="5.451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266cm" fo:min-width="4.162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045cm" fo:min-width="5.298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286cm" fo:min-width="5.583cm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ourier New1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00" style:font-name="Courier New1" fo:font-size="6pt" style:text-underline-style="solid" style:text-underline-width="auto" style:text-underline-color="font-color" fo:font-weight="normal" style:font-size-asian="6pt" style:font-size-complex="6pt"/>
    </style:style>
    <style:style style:name="T3" style:family="text">
      <style:text-properties fo:color="#000000" style:font-name="Courier New1" fo:font-size="10pt" style:text-underline-style="none" fo:font-weight="normal" style:font-size-asian="10pt" style:font-size-complex="10pt"/>
    </style:style>
    <style:style style:name="T4" style:family="text">
      <style:text-properties fo:color="#000000" style:font-name="Courier New1" fo:font-size="10pt" fo:font-style="italic" style:text-underline-style="none" fo:font-weight="normal" style:font-size-asian="10pt" style:font-style-asian="italic" style:font-size-complex="10pt" style:font-style-complex="italic"/>
    </style:style>
    <style:style style:name="T5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Courier New1" fo:font-size="4pt" fo:font-weight="normal" style:font-size-asian="4pt" style:font-weight-asian="bold" style:font-size-complex="4pt" style:font-weight-complex="bold"/>
    </style:style>
    <style:style style:name="T7" style:family="text">
      <style:text-properties fo:color="#000000" style:font-name="Courier New1" fo:font-size="10pt" fo:font-style="normal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000000" style:font-name="Courier New1" fo:font-size="10pt" fo:font-style="normal" style:text-underline-style="none" fo:font-weight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43cm" svg:height="2.024cm" svg:x="7.378cm" svg:y="2.905cm">
          <text:p text:style-name="P1"><text:span text:style-name="T1">Animal &lt;&lt;abstract&gt;&gt;</text:span></text:p>
          <text:p text:style-name="P1"><text:span text:style-name="T2"/></text:p>
          <text:p text:style-name="P1"><text:span text:style-name="T3">+makeNoise()</text:span></text:p>
          <text:p text:style-name="P1"><text:span text:style-name="T3">+move(distance: int)</text:span></text:p>
          <text:p text:style-name="P1"><text:span text:style-name="T4">+getNumChromosomes() : int &lt;&lt;abstract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35cm" svg:y1="3.678cm" svg:x2="16.593cm" svg:y2="3.678cm">
          <text:p/>
        </draw:line>
        <draw:line draw:style-name="gr2" draw:text-style-name="P3" draw:layer="layout" svg:x1="7.378cm" svg:y1="3.466cm" svg:x2="16.621cm" svg:y2="3.466cm">
          <text:p/>
        </draw:line>
        <draw:custom-shape draw:style-name="gr3" draw:text-style-name="P2" xml:id="id2" draw:id="id2" draw:layer="layout" svg:width="5.951cm" svg:height="1.651cm" svg:x="11.432cm" svg:y="8.366cm">
          <text:p text:style-name="P1"><text:span text:style-name="T5">Cow</text:span></text:p>
          <text:p text:style-name="P1"><text:span text:style-name="T2"/></text:p>
          <text:p text:style-name="P1"><text:span text:style-name="T3">+makeNoise()</text:span></text:p>
          <text:p text:style-name="P1"><text:span text:style-name="T3">+getNumChromosomes(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414cm" svg:y1="9.051cm" svg:x2="17.365cm" svg:y2="9.051cm">
          <text:p/>
        </draw:line>
        <draw:line draw:style-name="gr2" draw:text-style-name="P3" draw:layer="layout" svg:x1="11.432cm" svg:y1="8.876cm" svg:x2="17.383cm" svg:y2="8.876cm">
          <text:p/>
        </draw:line>
        <draw:custom-shape draw:style-name="gr4" draw:text-style-name="P2" xml:id="id1" draw:id="id1" draw:layer="layout" svg:width="4.662cm" svg:height="1.516cm" svg:x="5.089cm" svg:y="6.213cm">
          <text:p text:style-name="P1"><text:span text:style-name="T1">Bird &lt;&lt;abstract&gt;&gt; </text:span></text:p>
          <text:p text:style-name="P1"><text:span text:style-name="T2"/></text:p>
          <text:p text:style-name="P1"><text:span text:style-name="T3">+makeNoise()</text:span></text:p>
          <text:p text:style-name="P1"><text:span text:style-name="T3">+move(distanc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075cm" svg:y1="6.792cm" svg:x2="9.737cm" svg:y2="6.792cm">
          <text:p/>
        </draw:line>
        <draw:line draw:style-name="gr2" draw:text-style-name="P3" draw:layer="layout" svg:x1="5.089cm" svg:y1="6.633cm" svg:x2="9.751cm" svg:y2="6.633cm">
          <text:p/>
        </draw:line>
        <draw:custom-shape draw:style-name="gr5" draw:text-style-name="P2" xml:id="id3" draw:id="id3" draw:layer="layout" svg:width="5.798cm" svg:height="1.295cm" svg:x="14.792cm" svg:y="6.334cm">
          <text:p text:style-name="P1"><text:span text:style-name="T5">Bear</text:span></text:p>
          <text:p text:style-name="P1"><text:span text:style-name="T6"/></text:p>
          <text:p text:style-name="P1"><text:span text:style-name="T7">+getNumChromosomes(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775cm" svg:y1="6.886cm" svg:x2="20.573cm" svg:y2="6.886cm">
          <text:p/>
        </draw:line>
        <draw:line draw:style-name="gr2" draw:text-style-name="P3" draw:layer="layout" svg:x1="14.792cm" svg:y1="7.025cm" svg:x2="20.59cm" svg:y2="7.025cm">
          <text:p/>
        </draw:line>
        <draw:custom-shape draw:style-name="gr6" draw:text-style-name="P2" xml:id="id4" draw:id="id4" draw:layer="layout" svg:width="6.083cm" svg:height="1.536cm" svg:x="3.304cm" svg:y="8.747cm">
          <text:p text:style-name="P1"><text:span text:style-name="T5">Duck</text:span></text:p>
          <text:p text:style-name="P1"><text:span text:style-name="T2"/></text:p>
          <text:p text:style-name="P1"><text:span text:style-name="T3">+makeNoise()</text:span></text:p>
          <text:p text:style-name="P1"><text:span text:style-name="T8">+getNumChromosomes() : 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286cm" svg:y1="9.221cm" svg:x2="9.369cm" svg:y2="9.221cm">
          <text:p/>
        </draw:line>
        <draw:line draw:style-name="gr2" draw:text-style-name="P3" draw:layer="layout" svg:x1="3.304cm" svg:y1="9.409cm" svg:x2="9.387cm" svg:y2="9.409cm">
          <text:p/>
        </draw:line>
        <draw:connector draw:style-name="gr7" draw:text-style-name="P4" draw:layer="layout" draw:type="line" svg:x1="7.42cm" svg:y1="6.213cm" svg:x2="10.583cm" svg:y2="4.972cm" draw:start-shape="id1" draw:start-glue-point="0" svg:d="M7420 6213l3163-1241" svg:viewBox="0 0 3164 1242">
          <text:p/>
        </draw:connector>
        <draw:connector draw:style-name="gr7" draw:text-style-name="P4" draw:layer="layout" draw:type="line" svg:x1="14.407cm" svg:y1="8.366cm" svg:x2="12.767cm" svg:y2="5.096cm" draw:start-shape="id2" draw:start-glue-point="0" svg:d="M14407 8366l-1640-3270" svg:viewBox="0 0 1641 3271">
          <text:p/>
        </draw:connector>
        <draw:connector draw:style-name="gr7" draw:text-style-name="P4" draw:layer="layout" draw:type="line" svg:x1="17.691cm" svg:y1="6.334cm" svg:x2="14.614cm" svg:y2="5.078cm" draw:start-shape="id3" draw:start-glue-point="0" svg:d="M17691 6334l-3077-1256" svg:viewBox="0 0 3078 1257">
          <text:p/>
        </draw:connector>
        <draw:connector draw:style-name="gr7" draw:text-style-name="P4" draw:layer="layout" draw:type="line" svg:x1="6.345cm" svg:y1="8.747cm" svg:x2="7.42cm" svg:y2="7.729cm" draw:start-shape="id4" draw:start-glue-point="0" draw:end-shape="id1" draw:end-glue-point="2" svg:d="M6345 8747l1075-1018" svg:viewBox="0 0 1076 1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7T16:36:30.824016060</dc:date>
    <meta:editing-duration>PT52M30S</meta:editing-duration>
    <meta:editing-cycles>18</meta:editing-cycles>
    <meta:document-statistic meta:object-count="19"/>
  </office:meta>
</office:document-meta>
</file>